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2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5-0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71166153846" calcext:value-type="float">
            <text:p>16.847116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8492903226" calcext:value-type="float">
            <text:p>17.3648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09553548387" calcext:value-type="float">
            <text:p>18.3609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30588387097" calcext:value-type="float">
            <text:p>19.5330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25489032258" calcext:value-type="float">
            <text:p>20.1725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2112" calcext:value-type="float">
            <text:p>19.1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43547826087" calcext:value-type="float">
            <text:p>18.774354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99907096774" calcext:value-type="float">
            <text:p>17.5499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8336516129" calcext:value-type="float">
            <text:p>17.5883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98188387097" calcext:value-type="float">
            <text:p>16.4698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49824" calcext:value-type="float">
            <text:p>15.78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3380645161" calcext:value-type="float">
            <text:p>15.806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81404137931" calcext:value-type="float">
            <text:p>16.04814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255" calcext:value-type="float">
            <text:p>16.59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4683870968" calcext:value-type="float">
            <text:p>17.586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00496" calcext:value-type="float">
            <text:p>18.38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40875" calcext:value-type="float">
            <text:p>18.1294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79864" calcext:value-type="float">
            <text:p>17.4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703675" calcext:value-type="float">
            <text:p>16.6770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04077419355" calcext:value-type="float">
            <text:p>17.150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0496" calcext:value-type="float">
            <text:p>16.6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8025806452" calcext:value-type="float">
            <text:p>16.511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028" calcext:value-type="float">
            <text:p>16.2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348625" calcext:value-type="float">
            <text:p>16.4634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1711428571" calcext:value-type="float">
            <text:p>16.71817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38428387097" calcext:value-type="float">
            <text:p>17.4238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66580645161" calcext:value-type="float">
            <text:p>18.366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3427096774" calcext:value-type="float">
            <text:p>17.6993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0016" calcext:value-type="float">
            <text:p>17.3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2521" calcext:value-type="float">
            <text:p>17.1225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09344516129" calcext:value-type="float">
            <text:p>16.8909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53241290323" calcext:value-type="float">
            <text:p>16.9853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64985806452" calcext:value-type="float">
            <text:p>16.7464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69793548387" calcext:value-type="float">
            <text:p>16.266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69563870968" calcext:value-type="float">
            <text:p>16.1569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45624" calcext:value-type="float">
            <text:p>16.23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92498823529" calcext:value-type="float">
            <text:p>17.889249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7466666667" calcext:value-type="float">
            <text:p>17.7427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2766451613" calcext:value-type="float">
            <text:p>18.1662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1004" calcext:value-type="float">
            <text:p>18.70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68278709677" calcext:value-type="float">
            <text:p>16.9968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7326451613" calcext:value-type="float">
            <text:p>16.0997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6330322581" calcext:value-type="float">
            <text:p>16.1876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35576" calcext:value-type="float">
            <text:p>15.7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055" calcext:value-type="float">
            <text:p>15.83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9931034483" calcext:value-type="float">
            <text:p>15.8679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671975" calcext:value-type="float">
            <text:p>16.4267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79210322581" calcext:value-type="float">
            <text:p>16.9679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646875" calcext:value-type="float">
            <text:p>17.4664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5432516129" calcext:value-type="float">
            <text:p>17.9754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80744" calcext:value-type="float">
            <text:p>17.91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746375" calcext:value-type="float">
            <text:p>17.8074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27963870968" calcext:value-type="float">
            <text:p>17.1627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8642580645" calcext:value-type="float">
            <text:p>16.6488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6673548387" calcext:value-type="float">
            <text:p>16.0566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61641290323" calcext:value-type="float">
            <text:p>16.0861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13922580645" calcext:value-type="float">
            <text:p>16.301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59542857143" calcext:value-type="float">
            <text:p>16.6159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1965" calcext:value-type="float">
            <text:p>17.1931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925" calcext:value-type="float">
            <text:p>18.06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30696" calcext:value-type="float">
            <text:p>18.41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44885" calcext:value-type="float">
            <text:p>17.6244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4544" calcext:value-type="float">
            <text:p>17.8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47163870968" calcext:value-type="float">
            <text:p>17.2847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71275" calcext:value-type="float">
            <text:p>17.1327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1096" calcext:value-type="float">
            <text:p>16.44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285475" calcext:value-type="float">
            <text:p>15.9828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29912" calcext:value-type="float">
            <text:p>15.70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6625" calcext:value-type="float">
            <text:p>15.968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1051428571" calcext:value-type="float">
            <text:p>16.19010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05984516129" calcext:value-type="float">
            <text:p>17.2505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53352258065" calcext:value-type="float">
            <text:p>17.2953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68875" calcext:value-type="float">
            <text:p>16.9406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6444" calcext:value-type="float">
            <text:p>16.50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00435" calcext:value-type="float">
            <text:p>16.350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5850322581" calcext:value-type="float">
            <text:p>16.5655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93961290323" calcext:value-type="float">
            <text:p>16.799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6423225807" calcext:value-type="float">
            <text:p>16.54464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37968" calcext:value-type="float">
            <text:p>16.7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1487" calcext:value-type="float">
            <text:p>17.231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34422857143" calcext:value-type="float">
            <text:p>17.85344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43955" calcext:value-type="float">
            <text:p>18.4043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9865806452" calcext:value-type="float">
            <text:p>19.1269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51878709677" calcext:value-type="float">
            <text:p>19.1151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53334193548" calcext:value-type="float">
            <text:p>18.4853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452" calcext:value-type="float">
            <text:p>18.3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561475" calcext:value-type="float">
            <text:p>19.0156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2880516129" calcext:value-type="float">
            <text:p>18.8928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4606451613" calcext:value-type="float">
            <text:p>18.114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70918709677" calcext:value-type="float">
            <text:p>18.3470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2547096774" calcext:value-type="float">
            <text:p>17.7572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4012903226" calcext:value-type="float">
            <text:p>17.971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5393103448" calcext:value-type="float">
            <text:p>18.5565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96934193548" calcext:value-type="float">
            <text:p>19.0796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9669677419" calcext:value-type="float">
            <text:p>19.4739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5752" calcext:value-type="float">
            <text:p>19.6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59158709677" calcext:value-type="float">
            <text:p>19.6059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44768" calcext:value-type="float">
            <text:p>19.66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44877419355" calcext:value-type="float">
            <text:p>19.314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83458064516" calcext:value-type="float">
            <text:p>19.088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14" calcext:value-type="float">
            <text:p>18.51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101075" calcext:value-type="float">
            <text:p>17.2310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45148387097" calcext:value-type="float">
            <text:p>16.704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51104516129" calcext:value-type="float">
            <text:p>16.7751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6882857143" calcext:value-type="float">
            <text:p>17.15468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52015483871" calcext:value-type="float">
            <text:p>17.7252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33847741936" calcext:value-type="float">
            <text:p>18.1833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55136" calcext:value-type="float">
            <text:p>18.15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94289032258" calcext:value-type="float">
            <text:p>18.0694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91384" calcext:value-type="float">
            <text:p>18.04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4096516129" calcext:value-type="float">
            <text:p>17.9540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4549677419" calcext:value-type="float">
            <text:p>17.6634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03618064516" calcext:value-type="float">
            <text:p>16.9303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81646451613" calcext:value-type="float">
            <text:p>16.5081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2993548387" calcext:value-type="float">
            <text:p>16.160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2654117647" calcext:value-type="float">
            <text:p>16.041265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174" calcext:value-type="float">
            <text:p>17.013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72028387097" calcext:value-type="float">
            <text:p>17.6372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1496774194" calcext:value-type="float">
            <text:p>18.367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1083870968" calcext:value-type="float">
            <text:p>18.516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81576" calcext:value-type="float">
            <text:p>18.2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93651612903" calcext:value-type="float">
            <text:p>18.149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0454193548" calcext:value-type="float">
            <text:p>18.0860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2513548387" calcext:value-type="float">
            <text:p>17.3002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79901935484" calcext:value-type="float">
            <text:p>17.1279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69536" calcext:value-type="float">
            <text:p>16.9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11738181818" calcext:value-type="float">
            <text:p>17.38117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62513103448" calcext:value-type="float">
            <text:p>17.77625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1303225807" calcext:value-type="float">
            <text:p>18.163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9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6102857143" calcext:value-type="float">
            <text:p>18.94361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22" meta:object-count="0"/>
    <meta:user-defined meta:name="AppVersion">3.0</meta:user-defined>
  </office:meta>
</office:document-meta>
</file>